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9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3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16/2020<text:bookmark-end text:name="Text14"/></text:p>
            <text:p text:style-name="Normální">KVOP-8465/2020<text:bookmark-end text:name="Text2"/></text:p>
            <text:p text:style-name="Normální"><text:bookmark-start text:name="Text6"/>21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B.</text:p>
            <text:p text:style-name="Normální"><text:bookmark-start text:name="Text10"/><text:s/></text:p>
            <text:p text:style-name="Normální"><text:bookmark-end text:name="Text10"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/text:h>
      <text:p text:style-name="Základnítext">Vážený pane B.,</text:p>
      <text:p text:style-name="Základnítext">dne 13. února 2020 byla do Kanceláře veřejného ochránce práv doručena Vaše žádost, kterou na základě zákona č. 106/1999 Sb., o svobodném přístupu k informacím, ve znění pozdějších předpisů, žádáte o poskytnutí těchto informací:</text:p>
      <text:list text:style-name="LFO3_1" text:continue-numbering="true">
        <text:list-item>
          <text:p text:style-name="P16">počet stížností na lékařskou péči ve věznicích a zdravotnických zařízeních provozovaných VS ČR,</text:p>
        </text:list-item>
        <text:list-item>
          <text:p text:style-name="P17">počet stížností na lékařskou péči ve Vazební věznici Hradec Králové,</text:p>
        </text:list-item>
        <text:list-item>
          <text:p text:style-name="P18">počet stížností na lékařskou péči ve zdravotnickém zařízení při Vazební věznici Pankrác,</text:p>
        </text:list-item>
        <text:list-item>
          <text:p text:style-name="P19">počet stížností na lékařskou péči ve Vazební věznici a ústavu pro výkon zabezpečovací detence Brno,</text:p>
        </text:list-item>
        <text:list-item>
          <text:p text:style-name="P20">počet stížností na lékařskou péči ve Věznici Rapotice,</text:p>
        </text:list-item>
        <text:list-item>
          <text:p text:style-name="P21">počet stížností na lékařskou péči ve Věznici Pardubice,</text:p>
        </text:list-item>
      </text:list>
      <text:p text:style-name="Základnítext">které obdržel veřejný ochránce práv, a to za období roku 2017, 2018, 2019 a roku 2020.</text:p>
      <text:p text:style-name="Základnítext"/>
      <text:p text:style-name="Základnítext">Ve smyslu zákona o svobodném přístupu k informacím<text:s/><text:span text:style-name="Silné">poskytuji tyto</text:span><text:span text:style-name="T22"><text:s/></text:span><text:span text:style-name="Silné">informace:</text:span></text:p>
      <text:list text:style-name="LFO3_1">
        <text:list-item text:start-value="1">
          <text:p text:style-name="P23">počet stížností na lékařskou péči ve věznicích a zdravotnických zařízeních provozovaných VS ČR, které obdržel veřejný ochránce práv, dosáhl v roce 2017 počtu 83, v roce 2018 počtu 60, v roce 2019 počtu 97 a v období od 1. ledna 2020 do 19. února 2020 počtu 15,</text:p>
        </text:list-item>
        <text:list-item>
          <text:p text:style-name="P24">počet stížností na lékařskou péči ve Vazební věznici Hradec Králové, které obdržel veřejný ochránce práv, dosáhl v roce 2017 počtu<text:s/>2, v roce 2018 počtu 0, v roce 2019 počtu 0 a v období od 1. ledna 2020 do 19. února 2020 počtu 0,</text:p>
        </text:list-item>
        <text:list-item>
          <text:p text:style-name="P25">počet stížností na lékařskou péči ve zdravotnickém zařízení při Vazební věznici Pankrác, které obdržel veřejný ochránce práv, dosáhl v roce 2017 počtu 8, v roce 2018 počtu 1, v roce 2019 počtu 3 a v období od 1. ledna 2020 do 19. února 2020 počtu 1,</text:p>
        </text:list-item>
        <text:list-item>
          <text:p text:style-name="P26">počet stížností na lékařskou péči ve Vazební věznici a ústavu pro výkon zabezpečovací detence Brno, které obdržel veřejný ochránce práv, dosáhl v roce 2017 počtu 1, v roce 2018 počtu 4, v roce 2019 počtu 7 a v období od 1. ledna 2020 do 19. února 2020 počtu 1,</text:p>
        </text:list-item>
        <text:list-item>
          <text:p text:style-name="P27">počet stížností na lékařskou péči ve Věznici Rapotice, které obdržel veřejný ochránce práv, dosáhl v roce 2017 počtu 0, v roce 2018 počtu 2, v roce 2019 počtu<text:s/>1 a v období od 1. ledna 2020 do 19. února 2020 počtu 0,</text:p>
        </text:list-item>
        <text:list-item>
          <text:p text:style-name="P28">počet stížností na lékařskou péči ve Věznici Pardubice, které obdržel veřejný ochránce práv, dosáhl v roce 2017 počtu 6, v roce 2018 počtu 4, v roce 2019 počtu 6 a v období od 1. ledna 2020 do 19. února 2020 počtu 1.</text:p>
        </text:list-item>
      </text:list>
      <text:p text:style-name="P29"><text:span text:style-name="Silné">Nad rámec Vámi požadovaného Vám zasílám rovněž<text:s/></text:span>Sborník stanovisek veřejného ochránce práv – vězeňství II z roku 2019.</text:p>
      <text:p text:style-name="Základnítext">S pozdravem</text:p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P30">Sborník stanovisek<text:s/>veřejného ochránce práv – vězeňství II z roku 2019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25in"/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ubikova</dc:creator>
    <meta:creation-date>2020-03-26T12:24:00Z</meta:creation-date>
    <dc:date>2020-03-30T09:40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5" meta:word-count="396" meta:character-count="2732" meta:row-count="19" meta:non-whitespace-character-count="2341"/>
  </office:meta>
</office:document-meta>
</file>